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f77b6" officeooo:paragraph-rsid="001f77b6"/>
    </style:style>
    <style:style style:name="P2" style:family="paragraph" style:parent-style-name="Text_20_body">
      <style:text-properties officeooo:rsid="001f77b6" officeooo:paragraph-rsid="001f77b6"/>
    </style:style>
    <style:style style:name="P3" style:family="paragraph" style:parent-style-name="Text_20_body">
      <style:text-properties officeooo:rsid="001fd452" officeooo:paragraph-rsid="00250a58"/>
    </style:style>
    <style:style style:name="P4" style:family="paragraph" style:parent-style-name="Text_20_body">
      <style:text-properties officeooo:rsid="003d9a8f" officeooo:paragraph-rsid="00405c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452" style:font-weight-asian="bold" style:font-weight-complex="bold"/>
    </style:style>
    <style:style style:name="T3" style:family="text">
      <style:text-properties officeooo:rsid="001fd452"/>
    </style:style>
    <style:style style:name="T4" style:family="text">
      <style:text-properties fo:font-weight="normal" officeooo:rsid="003d9a8f" style:font-weight-asian="normal" style:font-weight-complex="normal"/>
    </style:style>
    <style:style style:name="T5" style:family="text">
      <style:text-properties officeooo:rsid="00299a32"/>
    </style:style>
    <style:style style:name="T6" style:family="text">
      <style:text-properties officeooo:rsid="003d9a8f"/>
    </style:style>
    <style:style style:name="T7" style:family="text">
      <style:text-properties officeooo:rsid="003f6cba"/>
    </style:style>
    <style:style style:name="T8" style:family="text">
      <style:text-properties officeooo:rsid="003f6f2d"/>
    </style:style>
    <style:style style:name="T9" style:family="text">
      <style:text-properties officeooo:rsid="00405ce3"/>
    </style:style>
    <style:style style:name="T10" style:family="text">
      <style:text-properties officeooo:rsid="0040f0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borationsdata</text:h>
      <text:p text:style-name="P2"><text:span text:style-name="T1">Namn:</text:span> Thomas Nordenmark<text:line-break/><text:span text:style-name="T1">LoginID:</text:span> thno1200<text:line-break/><text:span text:style-name="T1">Lab </text:span><text:span text:style-name="T2">nr</text:span><text:span text:style-name="T1">: </text:span><text:span text:style-name="T4">4</text:span><text:line-break/><text:span text:style-name="T1">Datum:</text:span> 2013-1<text:span text:style-name="T5">2</text:span>-<text:span text:style-name="T5">08</text:span><text:line-break/><text:span text:style-name="T1">Utvecklingsmiljö:</text:span> <text:span text:style-name="T3">Arch Linux x64, QT Creator IDE 2.8.1</text:span>, G<text:span text:style-name="T3">CC</text:span> 4.8.2<text:line-break/></text:p>
      <text:h text:style-name="Heading_20_1" text:outline-level="1">Filer</text:h>
      <text:p text:style-name="P3">lab<text:span text:style-name="T6">4</text:span>_upg1.cpp<text:line-break/>lab<text:span text:style-name="T6">4</text:span>_upg2.cpp<text:line-break/><text:span text:style-name="T6">lab4_upg3.cpp</text:span></text:p>
      <text:p text:style-name="P1"/>
      <text:h text:style-name="Heading_20_1" text:outline-level="1">Slutsatser och kommentarer</text:h>
      <text:p text:style-name="P4">Nu börjar vi komma till programmering jag är mer van vid <text:span text:style-name="T8">och framförallt ingen ASCII</text:span>. Det är så mycket enklare att strukturera och dela upp problemen med hjälp av funktioner. <text:span text:style-name="T9">Även felsökning är mycket enklare då man kan vara ganska säker på att problemet är isolerat till en enda funktion.</text:span></text:p>
      <text:p text:style-name="P4">Laborationen har gått bra förutom att jag fick klura lite på kontrollerna av tidformatet i RingPling (uppgift 2) och är inte säker på att min lösning med str.find(”:”) är den ultimata. <text:span text:style-name="T9">D</text:span>en fungerar <text:span text:style-name="T9">dock </text:span>enligt specifikation. Råkade missa att det skulle kontrolleras om starttid var mindre än stopptid så fick panikslänga in den kontrollen i en annan funktion istället för att helt skriva om kontrollfunktionen där jag hellre skulle haft den. Det är sånt man kan göra <text:span text:style-name="T7">senare när</text:span> man har betalt per <text:span text:style-name="T10">timm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sv" fo:country="SE" style:letter-kerning="true" style:font-name-asian="Arial2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Arial" fo:font-size="12pt" fo:language="sv" fo:country="SE" style:letter-kerning="true" style:font-name-asian="Arial2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Arial1" fo:font-family="Arial" style:font-family-generic="swiss" style:font-pitch="variable" fo:font-size="14pt" style:font-name-asian="Arial2" style:font-family-asian="Arial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28.35pt" fo:margin-right="28.35pt" fo:margin-top="0pt" fo:margin-bottom="14.14pt" style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Nordenmark</meta:initial-creator>
    <meta:creation-date>2013-11-05T16:25:21.528950812</meta:creation-date>
    <dc:date>2013-12-08T22:45:16.486621187</dc:date>
    <dc:creator>Thomas Nordenmark</dc:creator>
    <meta:editing-duration>PT1H2M30S</meta:editing-duration>
    <meta:editing-cycles>38</meta:editing-cycles>
    <meta:generator>LibreOffice/4.1.3.2$Linux_X86_64 LibreOffice_project/410m0$Build-2</meta:generator>
    <meta:document-statistic meta:table-count="0" meta:image-count="0" meta:object-count="0" meta:page-count="1" meta:paragraph-count="7" meta:word-count="162" meta:character-count="1015" meta:non-whitespace-character-count="859"/>
  </office:meta>
</office:document-meta>
</file>